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kzidenz-Grotesk" svg:font-family="Akzidenz-Grotesk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df374"/>
    </style:style>
    <style:style style:name="P2" style:family="paragraph" style:parent-style-name="Standard">
      <style:text-properties officeooo:rsid="0010f954" officeooo:paragraph-rsid="0010f954"/>
    </style:style>
    <style:style style:name="T1" style:family="text">
      <style:text-properties officeooo:rsid="000df374"/>
    </style:style>
    <style:style style:name="T2" style:family="text">
      <style:text-properties fo:font-weight="bold" officeooo:rsid="000df374"/>
    </style:style>
    <style:style style:name="T3" style:family="text">
      <style:text-properties fo:language="en" fo:country="ZW" officeooo:rsid="000e3e2e"/>
    </style:style>
    <style:style style:name="T4" style:family="text">
      <style:text-properties fo:language="en" fo:country="ZW" officeooo:rsid="000df374"/>
    </style:style>
    <style:style style:name="T5" style:family="text">
      <style:text-properties fo:language="en" fo:country="ZW" officeooo:rsid="0010f954"/>
    </style:style>
    <style:style style:name="T6" style:family="text">
      <style:text-properties fo:language="en" fo:country="US" officeooo:rsid="000e3e2e"/>
    </style:style>
    <style:style style:name="T7" style:family="text">
      <style:text-properties fo:language="en" fo:country="US" officeooo:rsid="000f65e2"/>
    </style:style>
    <style:style style:name="T8" style:family="text">
      <style:text-properties fo:language="en" fo:country="US" officeooo:rsid="000df374"/>
    </style:style>
    <style:style style:name="T9" style:family="text">
      <style:text-properties fo:language="en" fo:country="CA" officeooo:rsid="000df374"/>
    </style:style>
    <style:style style:name="T10" style:family="text">
      <style:text-properties fo:language="en" fo:country="BS" officeooo:rsid="000df374"/>
    </style:style>
    <style:style style:name="T11" style:family="text">
      <style:text-properties fo:language="en" fo:country="BZ" officeooo:rsid="000df374"/>
    </style:style>
    <style:style style:name="T12" style:family="text">
      <style:text-properties officeooo:rsid="000f65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</text:span><text:span text:style-name="T2">computer</text:span><text:span text:style-name="T1"> </text:span><text:span text:style-name="T8">is</text:span><text:span text:style-name="T1"> </text:span><text:span text:style-name="T8">an</text:span><text:span text:style-name="T1"> </text:span><text:span text:style-name="T11">electronic</text:span><text:span text:style-name="T1"> </text:span><text:span text:style-name="T10">device</text:span><text:span text:style-name="T1"> </text:span><text:span text:style-name="T8">that</text:span><text:span text:style-name="T1"> </text:span><text:span text:style-name="T11">can</text:span><text:span text:style-name="T1"> be </text:span><text:a xlink:type="simple" xlink:href="https://en.wikipedia.org/wiki/Computer_program" text:style-name="Internet_20_link" text:visited-style-name="Visited_20_Internet_20_Link"><text:span text:style-name="T1">programmed</text:span></text:a><text:span text:style-name="T1"> </text:span><text:span text:style-name="T4">to</text:span><text:span text:style-name="T1"> </text:span><text:span text:style-name="T9">carry</text:span><text:span text:style-name="T1"> out</text:span><text:span text:style-name="T4"> o</text:span><text:span text:style-name="T5">p</text:span><text:span text:style-name="T4">erations</text:span><text:span text:style-name="T1"> </text:span><text:span text:style-name="T4">automatically. One of the first tool <text:s/>for calculations is the Abacus, invented in China in 2600 BC. In 1500 Leonardo</text:span><text:span text:style-name="T3"> da Vinci conceived the first mechanical calculator. In 1621 William Oughtred invented the slide rule, a </text:span><text:span text:style-name="T6">simple device for mathematician conversions. In 1642 the french scientist Blaise Pascal invented the Pascaline, a mechanical adding machine and in 1670 Gottfried Leibniz improved up it. </text:span><text:span text:style-name="T7">In the 1800s Charles Babbage designed the Difference Engine and the Analytical Engine; both were too expensive and complicated for its time. Herman Hollerith built a machine that recorded the data for the American's census of 1890. He was the founder of IBM.</text:span></text:p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kzidenz-Grotesk" svg:font-family="Akzidenz-Grotesk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kzidenz-Grotesk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kzidenz-Grotesk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kzidenz-Grotesk" fo:font-family="Akzidenz-Grotesk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kzidenz-Grotesk" fo:font-family="Akzidenz-Grotesk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kzidenz-Grotesk" fo:font-family="Akzidenz-Grotesk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kzidenz-Grotesk" fo:font-family="Akzidenz-Grotesk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8:03:40.357003563</meta:creation-date>
    <dc:date>2016-01-08T19:27:23.261151911</dc:date>
    <meta:editing-duration>PT36M10S</meta:editing-duration>
    <meta:editing-cycles>4</meta:editing-cycles>
    <meta:generator>LibreOffice/5.0.4.2$Linux_X86_64 LibreOffice_project/00m0$Build-2</meta:generator>
    <meta:document-statistic meta:table-count="0" meta:image-count="0" meta:object-count="0" meta:page-count="1" meta:paragraph-count="1" meta:word-count="120" meta:character-count="747" meta:non-whitespace-character-count="627"/>
  </office:meta>
</office:document-meta>
</file>